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fo:font-size="12pt" officeooo:rsid="000f7376" officeooo:paragraph-rsid="000f7376" style:font-size-asian="12pt" style:font-size-complex="12pt"/>
    </style:style>
    <style:style style:name="P9" style:family="paragraph" style:parent-style-name="Standard">
      <style:text-properties fo:font-size="10pt" officeooo:paragraph-rsid="00228fd3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5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1ed9cf" style:font-size-asian="12pt" style:font-size-complex="12pt"/>
    </style:style>
    <style:style style:name="P18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9" style:family="paragraph" style:parent-style-name="List_20_Paragraph" style:list-style-name="L1">
      <style:text-properties fo:font-size="9pt" officeooo:paragraph-rsid="0024c078" style:font-size-asian="9pt" style:font-size-complex="9pt"/>
    </style:style>
    <style:style style:name="P20" style:family="paragraph" style:parent-style-name="List_20_Paragraph" style:list-style-name="L1">
      <style:paragraph-properties fo:text-align="justify" style:justify-single-word="false" style:punctuation-wrap="hanging">
        <style:tab-stops>
          <style:tab-stop style:position="112.52mm"/>
        </style:tab-stops>
      </style:paragraph-properties>
      <style:text-properties fo:font-size="9pt" officeooo:paragraph-rsid="0024c078" style:font-size-asian="9pt" style:font-size-complex="9pt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font-size="9pt" officeooo:paragraph-rsid="0024c078" style:font-size-asian="9pt" style:font-size-complex="9pt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font-size="9pt" officeooo:rsid="001dfc46" officeooo:paragraph-rsid="0024c078" style:font-size-asian="9pt" style:font-size-complex="9pt"/>
    </style:style>
    <style:style style:name="P23" style:family="paragraph" style:parent-style-name="Text_20_body" style:list-style-name="L1">
      <style:paragraph-properties style:punctuation-wrap="hanging"/>
      <style:text-properties fo:font-size="9pt" officeooo:paragraph-rsid="0025b433" style:font-size-asian="9pt" style:font-size-complex="9pt"/>
    </style:style>
    <style:style style:name="P24" style:family="paragraph" style:parent-style-name="Standard" style:list-style-name="L1">
      <style:text-properties fo:font-size="10pt" officeooo:rsid="001dfc46" officeooo:paragraph-rsid="001dfc46" style:font-size-asian="10pt" style:font-size-complex="10pt"/>
    </style:style>
    <style:style style:name="P25" style:family="paragraph" style:parent-style-name="Standard" style:list-style-name="L1">
      <style:text-properties fo:font-size="9pt" officeooo:paragraph-rsid="000ba387" style:font-size-asian="9pt" style:font-size-complex="9pt"/>
    </style:style>
    <style:style style:name="P26" style:family="paragraph" style:parent-style-name="Standard">
      <style:paragraph-properties fo:text-align="justify" style:justify-single-word="false"/>
      <style:text-properties officeooo:paragraph-rsid="0025b433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1c14ff" style:font-size-asian="12pt" style:font-size-complex="12pt"/>
    </style:style>
    <style:style style:name="T7" style:family="text">
      <style:text-properties fo:font-size="12pt" officeooo:rsid="0022b831" style:font-size-asian="12pt" style:font-size-complex="12pt"/>
    </style:style>
    <style:style style:name="T8" style:family="text">
      <style:text-properties fo:font-size="12pt" officeooo:rsid="001fa4eb" style:font-size-asian="12pt" style:font-size-complex="12pt"/>
    </style:style>
    <style:style style:name="T9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e7405" style:font-weight-asian="bold" style:font-weight-complex="bold"/>
    </style:style>
    <style:style style:name="T13" style:family="text">
      <style:text-properties fo:font-weight="bold" style:font-weight-asian="bold" style:font-style-complex="italic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30d05"/>
    </style:style>
    <style:style style:name="T16" style:family="text">
      <style:text-properties officeooo:rsid="00186b29"/>
    </style:style>
    <style:style style:name="T17" style:family="text">
      <style:text-properties officeooo:rsid="000ba387"/>
    </style:style>
    <style:style style:name="T18" style:family="text">
      <style:text-properties officeooo:rsid="0035fb39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style:font-size-asian="9pt" style:font-size-complex="9pt" style:font-weight-complex="bold"/>
    </style:style>
    <style:style style:name="T21" style:family="text">
      <style:text-properties fo:font-size="9pt" style:font-size-asian="9pt" style:font-size-complex="9pt" style:font-style-complex="italic" style:font-weight-complex="bold"/>
    </style:style>
    <style:style style:name="T22" style:family="text">
      <style:text-properties fo:font-size="9pt" style:font-size-asian="9pt" style:language-asian="el" style:country-asian="GR" style:font-size-complex="9pt"/>
    </style:style>
    <style:style style:name="T23" style:family="text">
      <style:text-properties fo:font-size="9pt" fo:font-weight="bold" style:font-size-asian="9pt" style:font-weight-asian="bold" style:font-size-complex="9pt"/>
    </style:style>
    <style:style style:name="T24" style:family="text">
      <style:text-properties fo:font-size="9pt" fo:font-weight="bold" style:font-size-asian="9pt" style:font-weight-asian="bold" style:font-size-complex="9pt" style:font-weight-complex="bold"/>
    </style:style>
    <style:style style:name="T25" style:family="text">
      <style:text-properties fo:font-size="9pt" fo:font-weight="bold" style:font-size-asian="9pt" style:font-weight-asian="bold" style:font-size-complex="9pt" style:font-style-complex="italic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font-name="Times New Roman" fo:font-size="9pt" style:font-size-asian="9pt" style:font-name-complex="Times New Roman1" style:font-size-complex="9pt"/>
    </style:style>
    <style:style style:name="T28" style:family="text">
      <style:text-properties style:font-name="Times New Roman" style:font-name-complex="Times New Roman1"/>
    </style:style>
    <style:style style:name="T29" style:family="text">
      <style:text-properties style:language-asian="el" style:country-asian="GR"/>
    </style:style>
    <style:style style:name="T30" style:family="text">
      <style:text-properties style:font-weight-complex="bold"/>
    </style:style>
    <style:style style:name="T31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2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 loext:mime-type="image/png"/></draw:frame></text:p>
            <text:p text:style-name="P12">ΕΛΛΗΝΙΚΗ ΔΗΜΟΚΡΑΤΙΑ</text:p>
            <text:p text:style-name="P15"/>
            <text:p text:style-name="P12">ΥΠΟΥΡΓΕΙΟ ΠΑΙΔΕΙΑΣ</text:p>
            <text:p text:style-name="P12">ΕΡΕΥΝΑΣ ΚΑΙ ΘΡΗΣΚΕΥΜΑΤΩΝ</text:p>
            <text:p text:style-name="P12">ΠΕΡΙΦΕΡΕΙΑΚΗ Δ/ΝΣΗ Π/ΘΜΙΑΣ</text:p>
            <text:p text:style-name="P12">ΚΑΙ Δ/ΘΜΙΑΣ ΕΚΠ/ΣΗΣ ΚΡΗΤΗΣ</text:p>
            <text:p text:style-name="P12"/>
            <text:p text:style-name="P12">Δ/ΝΣΗ Δ/ΘΜΙΑΣ ΕΚΠ/ΣΗΣ Ν.ΗΡΑΚΛΕΙΟΥ</text:p>
            <text:p text:style-name="P12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7"><text:span text:style-name="T18">Μοίρες,</text:span> <text:span text:style-name="T16">[PD]</text:span>/<text:span text:style-name="T16">[PM]/[PY]</text:span></text:p>
            <text:p text:style-name="P16"/>
            <text:p text:style-name="P16">Aριθμός πρωτοκόλλου: <text:span text:style-name="T16">[PNO]</text:span></text:p>
          </table:table-cell>
        </table:table-row>
        <table:table-row>
          <table:table-cell table:style-name="Πίνακας1.A1" office:value-type="string">
            <text:p text:style-name="P14"><text:span text:style-name="T1">Μοίρες, Δήμος Φαιστού, </text:span>τ.κ. 70400</text:p>
            <text:p text:style-name="P13">τηλ. 2892023416, φαξ 2892022100</text:p>
            <text:p text:style-name="P11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8">mail@1epal-moiron.ira.sch.gr</text:p>
          </table:table-cell>
          <table:table-cell table:style-name="Πίνακας1.B2" office:value-type="string">
            <text:p text:style-name="P16">Αρίθμ. Απόφασης <text:span text:style-name="T16">[DNO]</text:span>/<text:span text:style-name="T16">[DY]</text:span></text:p>
          </table:table-cell>
        </table:table-row>
      </table:table>
      <text:p text:style-name="P1"/>
      <text:p text:style-name="P3"><text:span text:style-name="T11">Θέμα</text:span>: <text:span text:style-name="T14">Χορήγηση γονικής <text:s/>άδειας απουσίας <text:s/>σε </text:span><text:span text:style-name="T15">[ANAPLIROTI]</text:span><text:span text:style-name="T14"> εκπαιδευτικό</text:span></text:p>
      <text:p text:style-name="P2"/>
      <text:p text:style-name="P5">Έχοντας υπόψη </text:p>
      <text:list xml:id="list3524939729" text:style-name="L1">
        <text:list-item>
          <text:p text:style-name="P23"><text:span text:style-name="T28">Το Κεφ. Δ του Ν.993/1979 «Περί του επί συμβάσεως εργασίας Ιδιωτικού Δικαίου Προσωπικού του Δημοσίου» (ΦΕΚ281/1979/τ.Α΄όπως κωδικοποιήθηκε με το ΠΔ 410/1988.</text:span></text:p>
        </text:list-item>
        <text:list-item>
          <text:p text:style-name="P23"><text:span text:style-name="T28">Την παρ. 8 του άρθρου 20 του ΠΔ410/1988.</text:span></text:p>
        </text:list-item>
        <text:list-item>
          <text:p text:style-name="P19"><text:span text:style-name="T29">Το <text:s/>Άρθρο <text:s text:c="2"/>9, του <text:s text:c="2"/>Ν. 1483/1984 <text:tab/></text:span></text:p>
        </text:list-item>
        <text:list-item>
          <text:p text:style-name="P19"><text:span text:style-name="T29">Το άρθρο <text:s/>6, του Π.Δ.193/1988</text:span></text:p>
        </text:list-item>
        <text:list-item>
          <text:p text:style-name="P19"><text:span text:style-name="T29">Την <text:s/>Παρ. 8 του άρθρου 13 του Ν. 1566/1985 (Ν.3149/2003, άρθρο 13, παρ. 45, περίπτωση γ)</text:span></text:p>
        </text:list-item>
        <text:list-item>
          <text:p text:style-name="P20">Τη με αριθμό <text:s/>Φ.351.5/43/67822/Δ1<text:span text:style-name="T10">/</text:span>05-05-2014 (<text:span text:style-name="T11">ΑΔΑ: </text:span>ΒΙΦΓ9-4ΘΑ) εγκύκλιο του ΥΠ.Π.Θ. <text:span text:style-name="T30">με θέμα: </text:span><text:span text:style-name="T31">«Άδειες εκπαιδευτικών Πρωτοβάθμιας και Δευτεροβάθμιας εκπαίδευσης»</text:span><text:span text:style-name="T13"> </text:span></text:p>
        </text:list-item>
        <text:list-item>
          <text:p text:style-name="P21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.</text:p>
        </text:list-item>
        <text:list-item>
          <text:p text:style-name="P22">Τη με αριθμό <text:s/>Φ353.1/26/153324/Δ1/25-09-2014 (ΦΕΚ 2648 <text:s/>τ. Β΄ /07-10-2014), <text:s/>Υπουργική Απόφαση (καθήκοντα και αρμοδιότητες Διευθυντών Σχολικών Μονάδων) με την οποία τροποποιείται η με αριθμό Φ353.1/324/105657/Δ1/08-10-2002 (ΦΕΚ 1340 τ. Β΄/16-10-2002) Υπουργική Απόφαση. <text:s text:c="7"/></text:p>
        </text:list-item>
        <text:list-item>
          <text:p text:style-name="P25"><text:span text:style-name="T17">Την από </text:span><text:span text:style-name="T12">[DATE_OF_REQUEST]</text:span><text:span text:style-name="T17"> και με αριθμ. πρωτ. </text:span><text:span text:style-name="T12">[PROTOCOL_OF_REQUEST]</text:span><text:span text:style-name="T17"> αίτηση [TOY] </text:span><text:span text:style-name="T11">[LAST_NAME_GEN] [FIRST_NAME_GEN]</text:span><text:span text:style-name="T17"> του </text:span><text:span text:style-name="T12">[FATHER_NAME_GEN]</text:span><text:span text:style-name="T17">, εκπαιδευτικού λειτουργού κλάδου </text:span><text:span text:style-name="T12">[SPECIALTY]</text:span><text:span text:style-name="T17">. <text:s/></text:span></text:p>
        </text:list-item>
      </text:list>
      <text:p text:style-name="P9"><text:s/>[EXTRA_DOCUMENT_1]</text:p>
      <text:p text:style-name="P9"><text:s/>[EXTRA_DOCUMENT_2]</text:p>
      <text:p text:style-name="P9"><text:s/>[EXTRA_DOCUMENT_3]</text:p>
      <text:p text:style-name="P2"/>
      <text:p text:style-name="P4">ΑΠΟΦΑΣΙΖΟΥΜΕ</text:p>
      <text:p text:style-name="P2"/>
      <text:p text:style-name="P26"><text:span text:style-name="T4">Χορηγούμε </text:span><text:span text:style-name="T5">[STON] </text:span><text:span text:style-name="T8">[ANAPLIROTI]</text:span><text:span text:style-name="T11"> [LAST_NAME_AIT] [FIRST_NAME_AIT]</text:span><text:span text:style-name="T4"> του </text:span><text:span text:style-name="T9">[FATHER_NAME_GEN],</text:span><text:span text:style-name="T4"> εκπαιδευτικ</text:span><text:span text:style-name="T6">ό</text:span><text:span text:style-name="T4"> κλάδου </text:span><text:span text:style-name="T9">[SPECIALTY]</text:span><text:span text:style-name="T4">, </text:span><text:span text:style-name="T9">[DAYS_DURATION]</text:span><text:span text:style-name="T4"> </text:span><text:span text:style-name="T7">ΓΟΝΙΚΗ</text:span><text:span text:style-name="T4"> άδεια απουσίας με αποδοχές από </text:span><text:span text:style-name="T9">[STARTING_DATE]</text:span><text:span text:style-name="T4"> έως και </text:span><text:span text:style-name="T9">[ENDING_DATE]</text:span><text:span text:style-name="T4"> για τους λόγους που αναφέρονται στην αίτησή </text:span><text:span text:style-name="T5">[TOY]</text:span><text:span text:style-name="T4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7">[MANAGER]</text:p>
            <text:p text:style-name="P7"/>
          </table:table-cell>
        </table:table-row>
        <table:table-row>
          <table:table-cell table:style-name="Πίνακας2.A1" office:value-type="string">
            <text:p text:style-name="P8"/>
          </table:table-cell>
          <table:table-cell table:style-name="Πίνακας2.B2" office:value-type="string">
            <text:p text:style-name="P10"/>
            <text:p text:style-name="P10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style:font-name-complex="Times New Roman1" style:font-family-complex="'Times New Roman'" style:font-family-generic-complex="system" style:font-pitch-complex="variable" style:text-scale="100%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8.11mm" fo:text-indent="-6.35mm" fo:margin-left="8.11mm"/>
        </style:list-level-properties>
      </text:list-level-style-number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8-02-15T11:54:00.047086103</dc:date>
    <dc:creator>Ιωάννης Χαριτάκης</dc:creator>
    <meta:editing-duration>PT3H26M45S</meta:editing-duration>
    <meta:editing-cycles>20</meta:editing-cycles>
    <meta:generator>LibreOffice/6.0.1.1$Linux_X86_64 LibreOffice_project/0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4" meta:word-count="240" meta:character-count="1987" meta:non-whitespace-character-count="1754"/>
  </office:meta>
</office:document-meta>
</file>